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 style:language-asian="ru" style:country-asian="RU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1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T3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 style:language-asian="ru" style:country-asian="RU"/>
    </style:style>
    <style:style style:name="P31" style:parent-style-name="Normal" style:family="paragraph">
      <style:text-properties fo:language="en" fo:country="US" style:language-asian="ru" style:country-asian="RU"/>
    </style:style>
    <style:style style:name="T32" style:parent-style-name="DefaultParagraphFont" style:family="text">
      <style:text-properties fo:language="en" fo:country="US" style:language-asian="ru" style:country-asian="RU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&lt;&lt;foreach [c<text:s/>in<text:s/>customers]</text:p>
      <text:p text:style-name="Normal"><text:span text:style-name="T2">&gt;&gt;</text:span><text:span text:style-name="T3"><text:s/></text:span><text:span text:style-name="T4"><draw:frame draw:id="id0" draw:style-name="a0" draw:name="Text Box 12" text:anchor-type="as-char" svg:x="0in" svg:y="0in" svg:width="1.58333in" svg:height="1.46875in" style:rel-width="scale" style:rel-height="scale"><draw:text-box><text:p text:style-name="Normal"><text:span text:style-name="T5">&lt;&lt;image [</text:span><text:span text:style-name="T6">Photo</text:span><text:span text:style-name="T7">]&gt;&gt;</text:span></text:p></draw:text-box><svg:title/><svg:desc/></draw:frame></text:span></text:p>
      <text:p text:style-name="Normal"><text:span text:style-name="T8">&lt;&lt;[</text:span><text:span text:style-name="T9">Customer</text:span><text:span text:style-name="T10">Name</text:span><text:span text:style-name="T11">]&gt;&gt;</text:span></text:p>
      <text:p text:style-name="Normal"><text:span text:style-name="T12">Products</text:span><text:span text:style-name="T13">: &lt;&lt;foreach [</text:span><text:span text:style-name="T14">o<text:s/></text:span><text:span text:style-name="T15">in<text:s/></text:span><text:span text:style-name="T16">c.</text:span><text:span text:style-name="T17">Order</text:span><text:span text:style-name="T18">s</text:span><text:span text:style-name="T19">]&gt;&gt;</text:span><text:s/><text:span text:style-name="T20">&lt;&lt;foreach[p in o.ProductOrders]&gt;&gt;</text:span><text:span text:style-name="T21">&lt;&lt;[</text:span><text:span text:style-name="T22">IndexOf</text:span><text:span text:style-name="T23">() != 0 ? “, ” : “”]&gt;&gt;&lt;&lt;[</text:span><text:span text:style-name="T24">p</text:span><text:span text:style-name="T25">.</text:span><text:span text:style-name="T26">Product.Product</text:span><text:span text:style-name="T27">Name</text:span><text:span text:style-name="T28">]&gt;&gt;</text:span><text:span text:style-name="T29">&lt;&lt;/foreach&gt;&gt;</text:span><text:span text:style-name="T30">&lt;&lt;/foreach&gt;&gt;</text:span></text:p>
      <text:p text:style-name="P31"/>
      <text:p text:style-name="Normal"><text:span text:style-name="T32">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8:00Z</meta:creation-date>
    <dc:date>2015-12-14T06:58:00Z</dc:date>
    <meta:template xlink:href="Normal" xlink:type="simple"/>
    <meta:editing-cycles>2</meta:editing-cycles>
    <meta:editing-duration>PT0S</meta:editing-duration>
    <meta:document-statistic meta:page-count="1" meta:paragraph-count="1" meta:word-count="32" meta:character-count="219" meta:row-count="1" meta:non-whitespace-character-count="188"/>
  </office:meta>
</office:document-meta>
</file>